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6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6Z21"/>SURAT KEPUTUSAN</text:p>
      <text:p text:style-name="P8">No. / 422 / 454 /Adm.Sek</text:p>
      <text:p text:style-name="P9"/>
      <text:p text:style-name="P10">Berdasarkan :</text:p>
      <text:list xml:id="list37441161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EVI MAYANGSARI</text:span></text:p>
      <text:p text:style-name="P12"><text:span text:style-name="T2"><text:tab/><text:tab/>Tempat, Tanggal Lahir<text:tab/>: Semarang, 17-03-2002</text:span></text:p>
      <text:p text:style-name="P12"><text:span text:style-name="T2"><text:tab/><text:tab/>NISN<text:tab/><text:tab/><text:tab/><text:tab/>: 0022012533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6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6Z2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6Z21"/><text:bookmark-end text:name="_Hlk481362583MailMergeMark2020-05-06T03:14:46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4.39002118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5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